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9.6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 style:data-style-name="N104">
      <style:table-cell-properties fo:border-bottom="0.06pt solid #000000" fo:border-left="none" fo:border-right="none" fo:border-top="0.06pt solid #000000"/>
    </style:style>
    <style:style style:name="ce7" style:family="table-cell" style:parent-style-name="Default" style:data-style-name="N10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104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 style:data-style-name="N104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visibility="collapse" table:default-cell-style-name="ce5"/>
        <table:table-column table:style-name="co2" table:number-columns-repeated="4" table:default-cell-style-name="ce5"/>
        <table:table-column table:style-name="co2" table:default-cell-style-name="ce6"/>
        <table:table-column table:style-name="co2" table:default-cell-style-name="ce9"/>
        <table:table-row table:style-name="ro1">
          <table:table-cell table:style-name="ce2" office:value-type="string" calcext:value-type="string">
            <text:p>Part</text:p>
          </table:table-cell>
          <table:table-cell table:style-name="ce4" office:value-type="string" calcext:value-type="string">
            <text:p>Qty needed</text:p>
          </table:table-cell>
          <table:table-cell table:style-name="ce4" office:value-type="string" calcext:value-type="string">
            <text:p>MOQ</text:p>
          </table:table-cell>
          <table:table-cell table:style-name="ce4" office:value-type="string" calcext:value-type="string">
            <text:p>Qty to order</text:p>
          </table:table-cell>
          <table:table-cell table:style-name="ce4" office:value-type="string" calcext:value-type="string">
            <text:p>Supplier</text:p>
          </table:table-cell>
          <table:table-cell table:style-name="ce4" office:value-type="string" calcext:value-type="string">
            <text:p>Order Code</text:p>
          </table:table-cell>
          <table:table-cell table:style-name="ce4" office:value-type="string" calcext:value-type="string">
            <text:p>Price Each</text:p>
          </table:table-cell>
          <table:table-cell table:style-name="ce8" office:value-type="string" calcext:value-type="string">
            <text:p>Price Total</text:p>
          </table:table-cell>
        </table:table-row>
        <table:table-row table:style-name="ro1">
          <table:table-cell office:value-type="string" calcext:value-type="string">
            <text:p>BAT54S Shottkey diod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rnell</text:p>
          </table:table-cell>
          <table:table-cell office:value-type="float" office:value="1612328" calcext:value-type="float">
            <text:p>1612328</text:p>
          </table:table-cell>
          <table:table-cell office:value-type="currency" office:currency="GBP" office:value="0.0691" calcext:value-type="currency">
            <text:p>£0.07</text:p>
          </table:table-cell>
          <table:table-cell table:formula="of:=[.G2]*[.D2]" office:value-type="currency" office:currency="GBP" office:value="1.7275" calcext:value-type="currency">
            <text:p>£1.73</text:p>
          </table:table-cell>
        </table:table-row>
        <table:table-row table:style-name="ro1">
          <table:table-cell office:value-type="string" calcext:value-type="string">
            <text:p>68Ohm 3W resist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rnell</text:p>
          </table:table-cell>
          <table:table-cell office:value-type="float" office:value="1738673" calcext:value-type="float">
            <text:p>1738673</text:p>
          </table:table-cell>
          <table:table-cell office:value-type="currency" office:currency="GBP" office:value="0.178" calcext:value-type="currency">
            <text:p>£0.18</text:p>
          </table:table-cell>
          <table:table-cell table:formula="of:=[.G3]*[.D3]" office:value-type="currency" office:currency="GBP" office:value="0.89" calcext:value-type="currency">
            <text:p>£0.89</text:p>
          </table:table-cell>
        </table:table-row>
        <table:table-row table:style-name="ro1">
          <table:table-cell office:value-type="string" calcext:value-type="string">
            <text:p>74LVC1G17W5-7 Schmitt trigg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rnell</text:p>
          </table:table-cell>
          <table:table-cell office:value-type="float" office:value="1893835" calcext:value-type="float">
            <text:p>1893835</text:p>
          </table:table-cell>
          <table:table-cell office:value-type="currency" office:currency="GBP" office:value="0.26" calcext:value-type="currency">
            <text:p>£0.26</text:p>
          </table:table-cell>
          <table:table-cell table:formula="of:=[.G4]*[.D4]" office:value-type="currency" office:currency="GBP" office:value="2.6" calcext:value-type="currency">
            <text:p>£2.60</text:p>
          </table:table-cell>
        </table:table-row>
        <table:table-row table:style-name="ro1">
          <table:table-cell office:value-type="string" calcext:value-type="string">
            <text:p>1mH Induct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rnell</text:p>
          </table:table-cell>
          <table:table-cell office:value-type="float" office:value="2457854" calcext:value-type="float">
            <text:p>2457854</text:p>
          </table:table-cell>
          <table:table-cell office:value-type="currency" office:currency="GBP" office:value="0.482" calcext:value-type="currency">
            <text:p>£0.48</text:p>
          </table:table-cell>
          <table:table-cell table:formula="of:=[.G5]*[.D5]" office:value-type="currency" office:currency="GBP" office:value="2.41" calcext:value-type="currency">
            <text:p>£2.41</text:p>
          </table:table-cell>
        </table:table-row>
        <table:table-row table:style-name="ro1">
          <table:table-cell office:value-type="string" calcext:value-type="string">
            <text:p>10mF Ca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nell</text:p>
          </table:table-cell>
          <table:table-cell office:value-type="float" office:value="2346513" calcext:value-type="float">
            <text:p>2346513</text:p>
          </table:table-cell>
          <table:table-cell office:value-type="currency" office:currency="GBP" office:value="1.88" calcext:value-type="currency">
            <text:p>£1.88</text:p>
          </table:table-cell>
          <table:table-cell table:formula="of:=[.G6]*[.D6]" office:value-type="currency" office:currency="GBP" office:value="5.64" calcext:value-type="currency">
            <text:p>£5.64</text:p>
          </table:table-cell>
        </table:table-row>
        <table:table-row table:style-name="ro1">
          <table:table-cell office:value-type="string" calcext:value-type="string">
            <text:p>LMH6639 op-a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rnell</text:p>
          </table:table-cell>
          <table:table-cell office:value-type="float" office:value="1312810" calcext:value-type="float">
            <text:p>1312810</text:p>
          </table:table-cell>
          <table:table-cell office:value-type="currency" office:currency="GBP" office:value="1.25" calcext:value-type="currency">
            <text:p>£1.25</text:p>
          </table:table-cell>
          <table:table-cell table:formula="of:=[.G7]*[.D7]" office:value-type="currency" office:currency="GBP" office:value="6.25" calcext:value-type="currency">
            <text:p>£6.25</text:p>
          </table:table-cell>
        </table:table-row>
        <table:table-row table:style-name="ro1">
          <table:table-cell office:value-type="string" calcext:value-type="string">
            <text:p>LM7372 op-am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nell</text:p>
          </table:table-cell>
          <table:table-cell office:value-type="float" office:value="1286929" calcext:value-type="float">
            <text:p>1286929</text:p>
          </table:table-cell>
          <table:table-cell office:value-type="currency" office:currency="GBP" office:value="5.44" calcext:value-type="currency">
            <text:p>£5.44</text:p>
          </table:table-cell>
          <table:table-cell table:formula="of:=[.G8]*[.D8]" office:value-type="currency" office:currency="GBP" office:value="16.32" calcext:value-type="currency">
            <text:p>£16.32</text:p>
          </table:table-cell>
        </table:table-row>
        <table:table-row table:style-name="ro1">
          <table:table-cell office:value-type="string" calcext:value-type="string">
            <text:p>SOT-23 adapt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rnell</text:p>
          </table:table-cell>
          <table:table-cell office:value-type="float" office:value="2474683" calcext:value-type="float">
            <text:p>2474683</text:p>
          </table:table-cell>
          <table:table-cell office:value-type="currency" office:currency="GBP" office:value="1.62" calcext:value-type="currency">
            <text:p>£1.62</text:p>
          </table:table-cell>
          <table:table-cell table:formula="of:=[.G9]*[.D9]" office:value-type="currency" office:currency="GBP" office:value="11.34" calcext:value-type="currency">
            <text:p>£11.34</text:p>
          </table:table-cell>
        </table:table-row>
        <table:table-row table:style-name="ro1">
          <table:table-cell office:value-type="string" calcext:value-type="string">
            <text:p>SOIC adap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rnell</text:p>
          </table:table-cell>
          <table:table-cell office:value-type="float" office:value="2476033" calcext:value-type="float">
            <text:p>2476033</text:p>
          </table:table-cell>
          <table:table-cell office:value-type="currency" office:currency="GBP" office:value="2.05" calcext:value-type="currency">
            <text:p>£2.05</text:p>
          </table:table-cell>
          <table:table-cell table:formula="of:=[.G10]*[.D10]" office:value-type="currency" office:currency="GBP" office:value="6.15" calcext:value-type="currency">
            <text:p>£6.15</text:p>
          </table:table-cell>
        </table:table-row>
        <table:table-row table:style-name="ro1">
          <table:table-cell office:value-type="string" calcext:value-type="string">
            <text:p>Matrixboar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rnell</text:p>
          </table:table-cell>
          <table:table-cell office:value-type="float" office:value="2762514" calcext:value-type="float">
            <text:p>2762514</text:p>
          </table:table-cell>
          <table:table-cell office:value-type="currency" office:currency="GBP" office:value="2.58" calcext:value-type="currency">
            <text:p>£2.58</text:p>
          </table:table-cell>
          <table:table-cell table:formula="of:=[.G11]*[.D11]" office:value-type="currency" office:currency="GBP" office:value="2.58" calcext:value-type="currency">
            <text:p>£2.58</text:p>
          </table:table-cell>
        </table:table-row>
        <table:table-row table:style-name="ro1">
          <table:table-cell office:value-type="string" calcext:value-type="string">
            <text:p>Matrixboar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Farnell</text:p>
          </table:table-cell>
          <table:table-cell office:value-type="float" office:value="2474675" calcext:value-type="float">
            <text:p>2474675</text:p>
          </table:table-cell>
          <table:table-cell office:value-type="currency" office:currency="GBP" office:value="3.43" calcext:value-type="currency">
            <text:p>£3.43</text:p>
          </table:table-cell>
          <table:table-cell table:formula="of:=[.G12]*[.D12]" office:value-type="currency" office:currency="GBP" office:value="3.43" calcext:value-type="currency">
            <text:p>£3.43</text:p>
          </table:table-cell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4" table:number-columns-repeated="5"/>
          <table:table-cell table:style-name="ce7"/>
          <table:table-cell table:style-name="ce10" table:formula="of:=SUM([.H2:.H12])" office:value-type="currency" office:currency="GBP" office:value="59.3375" calcext:value-type="currency">
            <text:p>£59.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4">00/00/0000</text:date>, <text:time style:data-style-name="N2" text:time-value="17:15:13.7758102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4T15:38:53.577107085</meta:creation-date>
    <dc:date>2017-08-04T17:30:14.279435176</dc:date>
    <meta:editing-duration>PT15M18S</meta:editing-duration>
    <meta:editing-cycles>4</meta:editing-cycles>
    <meta:generator>LibreOffice/5.3.4.2$Linux_X86_64 LibreOffice_project/30m0$Build-2</meta:generator>
    <meta:document-statistic meta:table-count="1" meta:cell-count="98" meta:object-count="0"/>
  </office:meta>
</office:document-meta>
</file>